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.033cm" svg:y="5.865cm">
            <draw:object draw:notify-on-update-of-ranges="Hoja1.A4:Hoja1.A10 Hoja1.C3:Hoja1.C3 Hoja1.C4:Hoja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316cm" svg:y="5.968cm">
            <draw:object draw:notify-on-update-of-ranges="Hoja1.B4:Hoja1.B13 Hoja1.C3:Hoja1.C3 Hoja1.C4:Hoja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uentas max</text:p>
          </table:table-cell>
          <table:table-cell office:value-type="string" calcext:value-type="string">
            <text:p>vref</text:p>
          </table:table-cell>
          <table:table-cell/>
          <table:table-cell office:value-type="string" calcext:value-type="string">
            <text:p>factor teórico</text:p>
          </table:table-cell>
          <table:table-cell table:number-columns-repeated="5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1100/4095" office:value-type="float" office:value="0.268620268620269" calcext:value-type="float">
            <text:p>0,268620268620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entas</text:p>
          </table:table-cell>
          <table:table-cell office:value-type="string" calcext:value-type="string">
            <text:p>4095-cuentas</text:p>
          </table:table-cell>
          <table:table-cell office:value-type="string" calcext:value-type="string">
            <text:p>mV (oscilo)</text:p>
          </table:table-cell>
          <table:table-cell/>
          <table:table-cell office:value-type="string" calcext:value-type="string">
            <text:p>mv (teorico)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formula="of:=[.A$2]-[.A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[.A$2]-[.A5]" office:value-type="float" office:value="701" calcext:value-type="float">
            <text:p>70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([.A$2]-[.A5])*[.B$2]/[.A$2]" office:value-type="float" office:value="188.302808302808" calcext:value-type="float">
            <text:p>188,3028083028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OG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[.A$2]-[.A6]" office:value-type="float" office:value="745" calcext:value-type="float">
            <text:p>745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([.A$2]-[.A6])*[.B$2]/[.A$2]" office:value-type="float" office:value="200.1221001221" calcext:value-type="float">
            <text:p>200,12210012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LOG([.H6])" office:value-type="float" office:value="0.301029995663981" calcext:value-type="float">
            <text:p>0,301029995663981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[.A$2]-[.A7]" office:value-type="float" office:value="1085" calcext:value-type="float">
            <text:p>1085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([.A$2]-[.A7])*[.B$2]/[.A$2]" office:value-type="float" office:value="291.452991452991" calcext:value-type="float">
            <text:p>291,4529914529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LOG([.H7])" office:value-type="float" office:value="0.477121254719662" calcext:value-type="float">
            <text:p>0,47712125471966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[.A$2]-[.A8]" office:value-type="float" office:value="1850" calcext:value-type="float">
            <text:p>1850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[.A$2]-[.A8])*[.B$2]/[.A$2]" office:value-type="float" office:value="496.947496947497" calcext:value-type="float">
            <text:p>496,9474969474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LOG([.H8])" office:value-type="float" office:value="0.602059991327962" calcext:value-type="float">
            <text:p>0,60205999132796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[.A$2]-[.A9]" office:value-type="float" office:value="2365" calcext:value-type="float">
            <text:p>2365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([.A$2]-[.A9])*[.B$2]/[.A$2]" office:value-type="float" office:value="635.286935286935" calcext:value-type="float">
            <text:p>635,2869352869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LOG([.H9])" office:value-type="float" office:value="0.698970004336019" calcext:value-type="float">
            <text:p>0,69897000433601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$2]-[.A10]" office:value-type="float" office:value="2675" calcext:value-type="float">
            <text:p>2675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([.A$2]-[.A10])*[.B$2]/[.A$2]" office:value-type="float" office:value="718.559218559219" calcext:value-type="float">
            <text:p>718,55921855921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A$2]-[.A11]" office:value-type="float" office:value="3055" calcext:value-type="float">
            <text:p>305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A$2]-[.A11])*[.B$2]/[.A$2]" office:value-type="float" office:value="820.634920634921" calcext:value-type="float">
            <text:p>820,634920634921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$2]-[.A12]" office:value-type="float" office:value="3201" calcext:value-type="float">
            <text:p>3201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([.A$2]-[.A12])*[.B$2]/[.A$2]" office:value-type="float" office:value="859.85347985348" calcext:value-type="float">
            <text:p>859,8534798534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$2]-[.A13]" office:value-type="float" office:value="3605" calcext:value-type="float">
            <text:p>3605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([.A$2]-[.A13])*[.B$2]/[.A$2]" office:value-type="float" office:value="968.376068376068" calcext:value-type="float">
            <text:p>968,3760683760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1:26:30.284521391</meta:creation-date>
    <dc:date>2024-02-29T17:32:15.446708553</dc:date>
    <meta:editing-duration>PT27M22S</meta:editing-duration>
    <meta:editing-cycles>2</meta:editing-cycles>
    <meta:generator>LibreOffice/7.3.7.2$Linux_X86_64 LibreOffice_project/30$Build-2</meta:generator>
    <meta:document-statistic meta:table-count="1" meta:cell-count="5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Hoja1.A4:Hoja1.A10 Hoja1.C3:Hoja1.C10" chart:data-source-has-labels="row" svg:x="0.32cm" svg:y="0.18cm" svg:width="11.053cm" svg:height="8.64cm">
          <chart:coordinate-region svg:x="1.127cm" svg:y="0.379cm" svg:width="9.87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4:Hoja1.C10" chart:label-cell-address="Hoja1.C3:Hoja1.C3" chart:class="chart:scatter">
            <chart:domain table:cell-range-address="Hoja1.A4:Hoja1.A10"/>
            <chart:regression-curve chart:style-name="ch8">
              <chart:equation chart:display-equation="true" chart:display-r-square="true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V (oscilo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Hoja1.A4:Hoja1.A10</svg:desc>
                </draw:g>
              </table:table-cell>
              <table:table-cell office:value-type="float" office:value="0">
                <text:p>0</text:p>
                <draw:g>
                  <svg:desc>Hoja1.C4:Hoja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94">
                <text:p>339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0">
                <text:p>33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0">
                <text:p>30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5">
                <text:p>224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0">
                <text:p>173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0">
                <text:p>1420</text:p>
              </table:table-cell>
              <table:table-cell office:value-type="float" office:value="705">
                <text:p>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Hoja1.B4:Hoja1.C13 Hoja1.C3:Hoja1.C3" chart:data-source-has-labels="row" svg:x="0.32cm" svg:y="0.18cm" svg:width="11.053cm" svg:height="8.64cm">
          <chart:coordinate-region svg:x="1.311cm" svg:y="0.379cm" svg:width="9.6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4:Hoja1.C13" chart:label-cell-address="Hoja1.C3:Hoja1.C3" chart:class="chart:scatter">
            <chart:domain table:cell-range-address="Hoja1.B4:Hoja1.B13"/>
            <chart:regression-curve chart:style-name="ch8">
              <chart:equation chart:display-equation="true" chart:display-r-square="true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mV (oscilo)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4:Hoja1.B13</svg:desc>
                </draw:g>
              </table:table-cell>
              <table:table-cell office:value-type="float" office:value="0">
                <text:p>0</text:p>
                <draw:g>
                  <svg:desc>Hoja1.C4:Hoja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1">
                <text:p>70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5">
                <text:p>7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5">
                <text:p>108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50">
                <text:p>185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65">
                <text:p>236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5">
                <text:p>2675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5">
                <text:p>30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01">
                <text:p>320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5">
                <text:p>3605</text:p>
              </table:table-cell>
              <table:table-cell office:value-type="float" office:value="916">
                <text:p>9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